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</office:font-face-decls>
  <office:automatic-styles>
    <!-- OUTER SPAN STYLES -->
    <style:style style:family="text" style:name="red">
      <style:text-properties fo:color="#FF0000"/>
      <!-- red -->
    </style:style>
    <style:style style:family="text" style:name="BACKGROUND_YELLOW_red" style:parent-style-name="BACKGROUND_YELLOW">
      <style:text-properties fo:color="#FF0000"/>
    </style:style>
    <!-- INNER SPAN STYLES -->
    <style:style style:family="text" style:name="sub">
      <style:text-properties style:text-position="sub"/>
    </style:style>
    <style:style style:family="text" style:name="sub_BOLD" style:parent-style-name="BOLD">
      <style:text-properties style:text-position="sub"/>
    </style:style>
    <style:style style:family="text" style:name="courier">
      <style:text-properties style:font-name="Courier"/>
    </style:style>
    <style:style style:family="text" style:name="super">
      <style:text-properties style:text-position="super"/>
    </style:style>
    <style:style style:family="text" style:name="ITALIC_super" style:parent-style-name="ITALIC">
      <style:text-properties style:text-position="super"/>
    </style:style>
    <style:style style:family="text" style:name="green">
      <style:text-properties fo:color="#00FF00"/>
      <!-- green -->
    </style:style>
  </office:automatic-styles>
  <office:body>
    <office:text>
      <text:h>TEST ALL INNER AND OUTER SPAN COMBINATIONS</text:h>
      <text:p>There are the binar flags: OuterHasTemplate OuterHasAuto InnerHasTemplate InnerHasAuto</text:p>
      <!-- 0: No styles at all -->
      <text:p>00: <text:span text:style-name="red">"outer:parent italic"</text:span> <text:span text:style-name="red">"outer:auto super"</text:span> <text:span text:style-name="red">"inner:parent backg."</text:span> <text:span text:style-name="red">"inner:auto red"</text:span></text:p>
      <text:p><text:span><text:span><text:s/>normal<text:s/></text:span></text:span><text:line-break/></text:p>
      <text:p>01: <text:span text:style-name="red">"outer:parent italic"</text:span> <text:span text:style-name="red">"outer:auto super"</text:span> <text:span text:style-name="red">"inner:parent backg."</text:span> <text:span text:style-name="green">"inner:auto red"</text:span></text:p>
      <text:p><text:span><text:span text:style-name="red"><text:s/>red<text:s/></text:span></text:span><text:line-break/></text:p>
      <text:p>02: <text:span text:style-name="red">"outer:parent italic"</text:span> <text:span text:style-name="red">"outer:auto super"</text:span> <text:span text:style-name="green">"inner:parent backg."</text:span> <text:span text:style-name="red">"inner:auto red"</text:span></text:p>
      <text:p><text:span><text:span text:style-name="BACKGROUND_YELLOW"><text:s/>yellow background<text:s/></text:span></text:span><text:line-break/></text:p>
      <text:p>03: <text:span text:style-name="red">"outer:parent italic"</text:span> <text:span text:style-name="red">"outer:auto super"</text:span> <text:span text:style-name="green">"inner:parent backg."</text:span> <text:span text:style-name="green">"inner:auto red"</text:span></text:p>
      <text:p><text:span><text:span text:style-name="BACKGROUND_YELLOW_red"><text:s/>yellow background and red color<text:s/></text:span></text:span><text:line-break/></text:p>
      <text:p>04: <text:span text:style-name="red">"outer:parent italic"</text:span> <text:span text:style-name="green">"outer:auto super"</text:span> <text:span text:style-name="red">"inner:parent backg."</text:span> <text:span text:style-name="red">"inner:auto red"</text:span></text:p>
      <text:p><text:span text:style-name="super"><text:span><text:s/>super<text:s/></text:span></text:span><text:line-break/></text:p>
      <text:p>05: <text:span text:style-name="red">"outer:parent italic"</text:span> <text:span text:style-name="green">"outer:auto super"</text:span> <text:span text:style-name="red">"inner:parent backg."</text:span> <text:span text:style-name="green">"inner:auto red"</text:span></text:p>
      <text:p><text:span text:style-name="super"><text:span text:style-name="red"><text:s/>super and red<text:s/></text:span></text:span><text:line-break/></text:p>
      <text:p>06: <text:span text:style-name="red">"outer:parent italic"</text:span> <text:span text:style-name="green">"outer:auto super"</text:span> <text:span text:style-name="green">"inner:parent backg."</text:span> <text:span text:style-name="red">"inner:auto red"</text:span></text:p>
      <text:p><text:span text:style-name="super"><text:span text:style-name="BACKGROUND_YELLOW"><text:s/>super and yellow background<text:s/></text:span></text:span><text:line-break/></text:p>
      <text:p>07: <text:span text:style-name="red">"outer:parent italic"</text:span> <text:span text:style-name="green">"outer:auto super"</text:span> <text:span text:style-name="green">"inner:parent backg."</text:span> <text:span text:style-name="green">"inner:auto red"</text:span></text:p>
      <text:p><text:span text:style-name="super"><text:span text:style-name="BACKGROUND_YELLOW_red"><text:s/>super, yellow background and red<text:s/></text:span></text:span><text:line-break/></text:p>
      <text:p>08: <text:span text:style-name="green">"outer:parent italic"</text:span> <text:span text:style-name="red">"outer:auto super"</text:span> <text:span text:style-name="red">"inner:parent backg."</text:span> <text:span text:style-name="red">"inner:auto red"</text:span></text:p>
      <text:p><text:span text:style-name="ITALIC"><text:span><text:s/>italic<text:s/></text:span></text:span><text:line-break/></text:p>
      <text:p>09: <text:span text:style-name="green">"outer:parent italic"</text:span> <text:span text:style-name="red">"outer:auto super"</text:span> <text:span text:style-name="red">"inner:parent backg."</text:span> <text:span text:style-name="green">"inner:auto red"</text:span></text:p>
      <text:p><text:span text:style-name="ITALIC"><text:span text:style-name="red"><text:s/>italic and red<text:s/></text:span></text:span><text:line-break/></text:p>
      <text:p>10: <text:span text:style-name="green">"outer:parent italic"</text:span> <text:span text:style-name="red">"outer:auto super"</text:span> <text:span text:style-name="green">"inner:parent backg."</text:span> <text:span text:style-name="red">"inner:auto red"</text:span></text:p>
      <text:p><text:span text:style-name="ITALIC"><text:span text:style-name="BACKGROUND_YELLOW"><text:s/>italic and yellow background<text:s/></text:span></text:span><text:line-break/></text:p>
      <text:p>11: <text:span text:style-name="green">"outer:parent italic"</text:span> <text:span text:style-name="red">"outer:auto super"</text:span> <text:span text:style-name="green">"inner:parent backg."</text:span> <text:span text:style-name="green">"inner:auto red"</text:span></text:p>
      <text:p><text:span text:style-name="ITALIC"><text:span text:style-name="BACKGROUND_YELLOW_red"><text:s/>italic, yellow background and red<text:s/></text:span></text:span><text:line-break/></text:p>
      <text:p>12: <text:span text:style-name="green">"outer:parent italic"</text:span> <text:span text:style-name="green">"outer:auto super"</text:span> <text:span text:style-name="red">"inner:parent backg."</text:span> <text:span text:style-name="red">"inner:auto red"</text:span></text:p>
      <text:p><text:span text:style-name="ITALIC_super"><text:span><text:s/>italic and super<text:s/></text:span></text:span><text:line-break/></text:p>
      <text:p>13: <text:span text:style-name="green">"outer:parent italic"</text:span> <text:span text:style-name="green">"outer:auto super"</text:span> <text:span text:style-name="red">"inner:parent backg."</text:span> <text:span text:style-name="green">"inner:auto red"</text:span></text:p>
      <text:p><text:span text:style-name="ITALIC_super"><text:span text:style-name="red"><text:s/>italic, super and red<text:s/></text:span></text:span><text:line-break/></text:p>
      <text:p>14: <text:span text:style-name="green">"outer:parent italic"</text:span> <text:span text:style-name="green">"outer:auto super"</text:span> <text:span text:style-name="green">"inner:parent backg."</text:span> <text:span text:style-name="red">"inner:auto red"</text:span></text:p>
      <text:p><text:span text:style-name="ITALIC_super"><text:span text:style-name="BACKGROUND_YELLOW"><text:s/>italic, super and yellow background<text:s/></text:span></text:span><text:line-break/></text:p>
      <text:p>15: <text:span text:style-name="green">"outer:parent italic"</text:span> <text:span text:style-name="green">"outer:auto super"</text:span> <text:span text:style-name="green">"inner:parent backg."</text:span> <text:span text:style-name="green">"inner:auto red"</text:span></text:p>
      <text:p><text:span text:style-name="ITALIC_super"><text:span text:style-name="BACKGROUND_YELLOW_red"><text:s/>italic, super, yellow background and red<text:s/></text:span></text:span><text:line-break/></text:p>
      <!-- BONUS: Three styles: Courier, sub, super (outer to inner)-->
      <text:p>Three styles: Courier, sub, super (outer to inner):<text:span text:style-name="Courier"><text:span text:style-name="sub"><text:span text:style-name="super">superscript</text:span></text:span>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style:font-face style:font-family-generic="modern" style:font-pitch="fixed" style:name="Courier" svg:font-family="Courier"/>
  <office:styles>
    <style:style style:family="text" style:name="BACKGROUND_YELLOW">
      <style:text-properties fo:background-color="#FFFF00"/>
    </style:style>
    <style:style style:family="text" style:name="BLUE">
      <style:text-properties fo:background-color="#0000FF"/>
    </style:style>
    <style:style style:family="text" style:name="ITALIC">
      <style:text-properties fo:font-style="italic" style:font-style-asian="italic"/>
    </style:style>
    <style:style style:family="text" style:name="BOLD">
      <style:text-properties fo:font-weight="bold" style:font-weight-asian="bold"/>
    </style:style>
  </office:styles>
  <office:automatic-styles/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>
  <office:meta>
    <dc:date>2013-04-01T11:42:16</dc:date>
    <meta:editing-cycles>1</meta:editing-cycles>
    <meta:editing-duration>PT0.015S</meta:editing-duration>
  </office:meta>
</office:document-meta>
</file>